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3"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5"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6"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7"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8"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9"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0"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1"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12"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3"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4"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15"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16"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17" style:family="paragraph" style:parent-style-name="Standard">
      <style:paragraph-properties fo:text-align="start" style:justify-single-word="false"/>
      <style:text-properties fo:language="de" fo:country="DE" officeooo:rsid="001718b4" officeooo:paragraph-rsid="001718b4"/>
    </style:style>
    <style:style style:name="P18"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19"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20"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21"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22"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23" style:family="paragraph" style:parent-style-name="Standard">
      <style:paragraph-properties fo:text-align="justify" style:justify-single-word="false"/>
      <style:text-properties style:font-name="Liberation Serif" fo:language="de" fo:country="DE" officeooo:rsid="00215e5b" officeooo:paragraph-rsid="002511b6"/>
    </style:style>
    <style:style style:name="P24"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25"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26"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27"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28"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29"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30"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31"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31a5e"/>
    </style:style>
    <style:style style:name="T6" style:family="text">
      <style:text-properties style:text-position="0% 100%" officeooo:rsid="00246f3b"/>
    </style:style>
    <style:style style:name="T7" style:family="text">
      <style:text-properties style:text-position="0% 100%" officeooo:rsid="002511b6"/>
    </style:style>
    <style:style style:name="T8" style:family="text">
      <style:text-properties style:text-position="0% 100%" officeooo:rsid="0026f0ad"/>
    </style:style>
    <style:style style:name="T9" style:family="text">
      <style:text-properties style:text-position="0% 100%" officeooo:rsid="002c5dea"/>
    </style:style>
    <style:style style:name="T10" style:family="text">
      <style:text-properties style:text-position="0% 100%" officeooo:rsid="0030311e"/>
    </style:style>
    <style:style style:name="T11" style:family="text">
      <style:text-properties style:text-position="0% 100%" officeooo:rsid="0030f76d"/>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officeooo:rsid="003c123e"/>
    </style:style>
    <style:style style:name="T15" style:family="text">
      <style:text-properties style:text-position="0% 100%" fo:language="de" fo:country="DE"/>
    </style:style>
    <style:style style:name="T16" style:family="text">
      <style:text-properties style:text-position="0% 100%" fo:language="de" fo:country="DE" officeooo:rsid="003c123e"/>
    </style:style>
    <style:style style:name="T17" style:family="text">
      <style:text-properties style:text-position="0% 100%" fo:language="de" fo:country="DE" officeooo:rsid="00231a5e"/>
    </style:style>
    <style:style style:name="T18" style:family="text">
      <style:text-properties officeooo:rsid="00231a5e"/>
    </style:style>
    <style:style style:name="T19" style:family="text">
      <style:text-properties officeooo:rsid="00246f3b"/>
    </style:style>
    <style:style style:name="T20" style:family="text">
      <style:text-properties officeooo:rsid="0029d6bf"/>
    </style:style>
    <style:style style:name="T21" style:family="text">
      <style:text-properties officeooo:rsid="002b494b"/>
    </style:style>
    <style:style style:name="T22" style:family="text">
      <style:text-properties officeooo:rsid="00407c9a"/>
    </style:style>
    <style:style style:name="T23" style:family="text">
      <style:text-properties fo:language="de" fo:country="DE"/>
    </style:style>
    <style:style style:name="T24" style:family="text">
      <style:text-properties fo:language="de" fo:country="DE" officeooo:rsid="00231a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N-Damen Problem</text:p>
      <text:p text:style-name="P17"/>
      <text:p text:style-name="P18"># # # # # Q # #</text:p>
      <text:p text:style-name="P18"># # # Q # # # #</text:p>
      <text:p text:style-name="P18"># # # # # # Q #</text:p>
      <text:p text:style-name="P18">Q # # # # # # #</text:p>
      <text:p text:style-name="P18"># # # # # # # Q</text:p>
      <text:p text:style-name="P18"># Q # # # # # #</text:p>
      <text:p text:style-name="P18"># # # # Q # # #</text:p>
      <text:p text:style-name="P18"># # Q # # # # #</text:p>
      <text:p text:style-name="P30">Inhaltsverzeichnis</text:p>
      <text:p text:style-name="P19"/>
      <text:p text:style-name="P19">1.<text:tab/>Einleitung</text:p>
      <text:p text:style-name="P19">2.<text:tab/>Analyse</text:p>
      <text:p text:style-name="P19">3.<text:tab/>Design</text:p>
      <text:p text:style-name="P19">3.1<text:tab/><text:span text:style-name="T21">Strukturdiagramm</text:span></text:p>
      <text:p text:style-name="P19">3.2<text:tab/>Nassi-Shneiderman Diagram<text:span text:style-name="T20">m</text:span></text:p>
      <text:p text:style-name="P19">4.<text:tab/>Testfaelle</text:p>
      <text:p text:style-name="P19">5.<text:tab/>Laufzeituntersuchungen</text:p>
      <text:p text:style-name="P19">6.<text:tab/>Erfahrungen</text:p>
      <text:p text:style-name="P19">6.1<text:tab/>Lernerfahrungen</text:p>
      <text:p text:style-name="P19">6.2<text:tab/>Erkenntnisse</text:p>
      <text:p text:style-name="P19">6.3<text:tab/>Positives <text:span text:style-name="T22">und</text:span> Negatives</text:p>
      <text:p text:style-name="P19"/>
      <text:p text:style-name="P31">1. Einleitung</text:p>
      <text:p text:style-name="P20"/>
      <text:p text:style-name="P21">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21"/>
      <text:p text:style-name="P21"/>
      <text:p text:style-name="P22">2. Analyse</text:p>
      <text:p text:style-name="P22"/>
      <text:p text:style-name="P23">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9">Als Quelle fuer meine Implementierung des Algorithmus dienten letzendlich die Artikel “Backtracking | Set 3 (N Queen Problem)”</text:span><text:span text:style-name="T3">2</text:span><text:span text:style-name="T6"> und “N-queens problem”</text:span><text:span text:style-name="T3">3</text:span><text:span text:style-name="T6">. Der Algotrithmus selbst besteht aus der rekursiven Funktion “solve” und der Hilfsfunktion “isSafe” die prueft ob die Platzierung einer Dame auf dem gegebenen Feld moeglich ist. Nachdem der Algorithmus erlfolgreich implementiert war, galt es sich Gedanken ueber die Struktur des restlichen Programms zu machen. </text:span><text:span text:style-name="T7">Als Resultat entstanden die Module “input”, “print”, “alloc”, “solve”, “nqueens”, “</text:span><text:span text:style-name="T8">main”</text:span><text:span text:style-name="T7">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8">das zuruecksetzen des Bretts. Das Modul “save” wird in eine Dll ausgelagert und enthaelt die Speicher-Funktionalitaet. Das Modul “main” legt den groben Ablauf des Programmes fest und kuemmert sich um die Haupschleife.</text:span></text:p>
      <text:p text:style-name="P24"/>
      <text:p text:style-name="P2"><text:span text:style-name="T23">1</text:span><text:span text:style-name="T15"> </text:span><text:a xlink:type="simple" xlink:href="https://en.wikipedia.org/wiki/Eight_queens_puzzle" text:style-name="Internet_20_link" text:visited-style-name="Visited_20_Internet_20_Link">https://en.wikipedia.org/wiki/Eight_queens_puzzle</text:a><text:span text:style-name="T15"> </text:span><text:span text:style-name="T16">(18:56 09.01.2018)</text:span></text:p>
      <text:p text:style-name="P2"><text:span text:style-name="T24">2 </text:span><text:a xlink:type="simple" xlink:href="https://rosettacode.org/wiki/N-queens_problem#C" text:style-name="Internet_20_link" text:visited-style-name="Visited_20_Internet_20_Link">https://rosettacode.org/wiki/N-queens_problem#C</text:a><text:span text:style-name="T17"> </text:span><text:span text:style-name="T16">(18:56 09.01.2018)</text:span></text:p>
      <text:p text:style-name="P3"><text:span text:style-name="T23">3 </text:span><text:a xlink:type="simple" xlink:href="https://www.geeksforgeeks.org/backtracking-set-3-n-queen-problem/" text:style-name="Internet_20_link" text:visited-style-name="Visited_20_Internet_20_Link">https://www.geeksforgeeks.org/backtracking-set-3-n-queen-problem/</text:a><text:span text:style-name="T15"> </text:span><text:span text:style-name="T16">(18:56 09.01.2018)</text:span></text:p>
      <text:p text:style-name="P4"/>
      <text:p text:style-name="P4"/>
      <text:p text:style-name="P5">3. Design</text:p>
      <text:p text:style-name="P5"/>
      <text:p text:style-name="P25"><text:span text:style-name="T4">3.1 </text:span><text:span text:style-name="T9">Strukturdiagramm</text:span></text:p>
      <text:p text:style-name="P5"/>
      <text:p text:style-name="P5"/>
      <text:p text:style-name="P5">3.2 Nassi-Shneiderman Diagramm</text:p>
      <text:p text:style-name="P5"><text:soft-page-break/></text:p>
      <text:p text:style-name="P26"><text:span text:style-name="T4">4. Testfaell</text:span><text:span text:style-name="T10">e</text:span></text:p>
      <text:p text:style-name="P6"/>
      <text:p text:style-name="P7">Der Ausgangspunkt jedes Testfalls ist ein neu gestartetes Programm mit folgenden Einstellungen:</text:p>
      <text:p text:style-name="P7"><text:tab/>- Brettgroesse “4”</text:p>
      <text:p text:style-name="P7"><text:tab/>- App-Modus “Step”</text:p>
      <text:p text:style-name="P7"><text:tab/>- Speicher-Modus “SaveOff”</text:p>
      <text:p text:style-name="P7"><text:tab/>- Dateiname “default.txt”</text:p>
      <text:p text:style-name="P27"><text:span text:style-name="T4">Text in einfachen Anfuehrungszeichen bezeichnet eine Menueoption </text:span><text:span text:style-name="T11">und</text:span><text:span text:style-name="T4"> </text:span><text:span text:style-name="T11">Text in doppelten Anfuehrungszeichen eine Benutzer Eingabe. </text:span><text:span text:style-name="T4">Text nach </text:span><text:span text:style-name="T11">einem</text:span><text:span text:style-name="T4"> Pfeil beschreibt den (erwarteten) Zustand nach der Ausfuehrung des Tests.</text:span></text:p>
      <text:p text:style-name="P7"/>
      <text:p text:style-name="P7">Fall #1</text:p>
      <text:p text:style-name="P7">- ‘exit’</text:p>
      <text:p text:style-name="P7">→ Programm beendet</text:p>
      <text:p text:style-name="P7"/>
      <text:p text:style-name="P7">Fall #2</text:p>
      <text:p text:style-name="P7">- ‘begin’</text:p>
      <text:p text:style-name="P7">→ Programm loest Problem fuer N gleich 4 im “Step” Modus</text:p>
      <text:p text:style-name="P7"/>
      <text:p text:style-name="P7">Fall #3</text:p>
      <text:p text:style-name="P7">- ‘save mode’</text:p>
      <text:p text:style-name="P7">→ Speicher-Modus wird umgeschalten, “SaveOn”</text:p>
      <text:p text:style-name="P7"/>
      <text:p text:style-name="P7">Fall #4</text:p>
      <text:p text:style-name="P7">- ‘save mode’</text:p>
      <text:p text:style-name="P7">- ‘begin’</text:p>
      <text:p text:style-name="P7">→ Programm loest Problem im “Step” Modus, Loesungen werden in “default.txt” geschrieben</text:p>
      <text:p text:style-name="P7"/>
      <text:p text:style-name="P7">Fall #5</text:p>
      <text:p text:style-name="P7">- ‘save mode’</text:p>
      <text:p text:style-name="P7">- ‘save mode’</text:p>
      <text:p text:style-name="P7">→ Speicher-Modus wird zweimal umgeschalten, “SaveOff”</text:p>
      <text:p text:style-name="P7"/>
      <text:p text:style-name="P7">Fall #6</text:p>
      <text:p text:style-name="P7">- ‘app mode’</text:p>
      <text:p text:style-name="P7">→ App-Modus wird umgeschalten, “Continuous”</text:p>
      <text:p text:style-name="P7"/>
      <text:p text:style-name="P7">Fall #7</text:p>
      <text:p text:style-name="P7">- ‘app mode’</text:p>
      <text:p text:style-name="P7">- ‘begin’</text:p>
      <text:p text:style-name="P7">→ Programm loest Problem fuer N gleich 4 im “Continuous” Modus</text:p>
      <text:p text:style-name="P7"/>
      <text:p text:style-name="P7">Fall #8</text:p>
      <text:p text:style-name="P7">- ‘app mode’</text:p>
      <text:p text:style-name="P7">- ‘app mode’</text:p>
      <text:p text:style-name="P7">→ App-Modus wird zweimal umgeschalten, “Step”</text:p>
      <text:p text:style-name="P7"/>
      <text:p text:style-name="P7">Fall #9</text:p>
      <text:p text:style-name="P7">- ‘app mode’</text:p>
      <text:p text:style-name="P7"><text:soft-page-break/>- ‘save mode’</text:p>
      <text:p text:style-name="P7">- ‘begin’</text:p>
      <text:p text:style-name="P7">→ Programm loest Problem im “Continuous” Modus, Loesungen werden in “default.txt” geschrieben</text:p>
      <text:p text:style-name="P7"/>
      <text:p text:style-name="P7">Fall #10</text:p>
      <text:p text:style-name="P7">- ‘change file’</text:p>
      <text:p text:style-name="P7">- “test.txt”</text:p>
      <text:p text:style-name="P7">→ Programm zeigt “filename: test.txt” in der Statusleiste an</text:p>
      <text:p text:style-name="P7"/>
      <text:p text:style-name="P7">Fall #11</text:p>
      <text:p text:style-name="P7">- ‘save mode’</text:p>
      <text:p text:style-name="P7">- ‘change file’</text:p>
      <text:p text:style-name="P7">- “test.txt”</text:p>
      <text:p text:style-name="P7">→ Programm loest Problem im “Step” Modus, Loesungen werden in “test.txt” geschrieben</text:p>
      <text:p text:style-name="P7"/>
      <text:p text:style-name="P7">Fall #12</text:p>
      <text:p text:style-name="P7">- ‘board size’</text:p>
      <text:p text:style-name="P7">- “6”</text:p>
      <text:p text:style-name="P8">→ Programm zeigt “board size: 6” in der Statuszeile an</text:p>
      <text:p text:style-name="P8"/>
      <text:p text:style-name="P9">Fall #13</text:p>
      <text:p text:style-name="P9">- ‘board size’</text:p>
      <text:p text:style-name="P9">- “7”</text:p>
      <text:p text:style-name="P9">→ Programm loest Problem im “Step” Modus fuer N gleich sieben</text:p>
      <text:p text:style-name="P9"/>
      <text:p text:style-name="P10">Fall #14</text:p>
      <text:p text:style-name="P10">- ‘board size’</text:p>
      <text:p text:style-name="P10">- “7”</text:p>
      <text:p text:style-name="P10">- ‘app mode’</text:p>
      <text:p text:style-name="P10">- ‘save mode’</text:p>
      <text:p text:style-name="P10">→ Programm loest Problem im “Continuous” Modus fuer N gleich sieben, Loesungen werden in “default.txt” geschrieben.</text:p>
      <text:p text:style-name="P10"/>
      <text:p text:style-name="P11">Fall #15</text:p>
      <text:p text:style-name="P12">- ‘board size’</text:p>
      <text:p text:style-name="P12">- “13”</text:p>
      <text:p text:style-name="P12">→ Programm fraegt erneut nach einer Brettgroesse</text:p>
      <text:p text:style-name="P12"/>
      <text:p text:style-name="P12">Fall #16</text:p>
      <text:p text:style-name="P12">- ‘board size’</text:p>
      <text:p text:style-name="P12">- “test”</text:p>
      <text:p text:style-name="P12">→ Programm fraegt erneut nach einer Brettgroesse</text:p>
      <text:p text:style-name="P12"/>
      <text:p text:style-name="P12">Fall #17</text:p>
      <text:p text:style-name="P12">- ‘begin’</text:p>
      <text:p text:style-name="P12">- ‘exit’</text:p>
      <text:p text:style-name="P12">→ Programm beendet waehrend Loesung im “Step” Modus</text:p>
      <text:p text:style-name="P12"/>
      <text:p text:style-name="P12">Fall #18</text:p>
      <text:p text:style-name="P12"><text:soft-page-break/>- ‘begin’</text:p>
      <text:p text:style-name="P12">- ‘stop’</text:p>
      <text:p text:style-name="P12">→ Programm stoppt Loesung im “Step” Modus</text:p>
      <text:p text:style-name="P12"/>
      <text:p text:style-name="P12">Fall #19</text:p>
      <text:p text:style-name="P12">- ‘app mode’</text:p>
      <text:p text:style-name="P12">- ‘begin’</text:p>
      <text:p text:style-name="P12">- ‘exit’</text:p>
      <text:p text:style-name="P12">→ Programm beendet waehrend Loesung im “Continuous” Modus</text:p>
      <text:p text:style-name="P12"/>
      <text:p text:style-name="P12">Fall #20</text:p>
      <text:p text:style-name="P12">- ‘app mode’</text:p>
      <text:p text:style-name="P12">- ‘begin’</text:p>
      <text:p text:style-name="P12">- ‘stop’</text:p>
      <text:p text:style-name="P12">→ Programm stoppt Loesung im “Continuous” Modus</text:p>
      <text:p text:style-name="P12"/>
      <text:p text:style-name="P12">Fall #21</text:p>
      <text:p text:style-name="P12">- ‘board size’</text:p>
      <text:p text:style-name="P12">- “7”</text:p>
      <text:p text:style-name="P12">- ‘app mode’</text:p>
      <text:p text:style-name="P12">- ‘begin’</text:p>
      <text:p text:style-name="P12">→ Programm loest Problem im “Continuous” Modus und misst die Laufzeit (0.020s)</text:p>
      <text:p text:style-name="P12"/>
      <text:p text:style-name="P12">Fall #22</text:p>
      <text:p text:style-name="P12">- ‘board size’</text:p>
      <text:p text:style-name="P12">- “7”</text:p>
      <text:p text:style-name="P12">- ‘begin’</text:p>
      <text:p text:style-name="P28"><text:span text:style-name="T4">- </text:span><text:span text:style-name="T12">Betaetigen einer Taste 39 mal</text:span></text:p>
      <text:p text:style-name="P13">→ Programm loest Problem im “Step” Modus und misst die Laufzeit (0.029s)</text:p>
      <text:p text:style-name="P13"/>
      <text:p text:style-name="P13">Fall #23</text:p>
      <text:p text:style-name="P13">- ‘app mode’</text:p>
      <text:p text:style-name="P13">- ‘begin’</text:p>
      <text:p text:style-name="P28"><text:span text:style-name="T13">- </text:span><text:span text:style-name="T12">Beliebige Taste</text:span></text:p>
      <text:p text:style-name="P13">- ‘begin’</text:p>
      <text:p text:style-name="P13">→ Programm loest Problem im “Step” Modus zweimal</text:p>
      <text:p text:style-name="P13"/>
      <text:p text:style-name="P13">Fall #24</text:p>
      <text:p text:style-name="P13">- ‘app mode’</text:p>
      <text:p text:style-name="P13">- ‘board size’</text:p>
      <text:p text:style-name="P13">- “12”</text:p>
      <text:p text:style-name="P13">- ‘begin’</text:p>
      <text:p text:style-name="P13">- ‘stop’</text:p>
      <text:p text:style-name="P13">- ‘begin’</text:p>
      <text:p text:style-name="P13">→ Programm loest Problem im “Continuous” Modus, stoppt und loest erneut fuer N gleich zwoelf</text:p>
      <text:p text:style-name="P13"/>
      <text:p text:style-name="P14">Fall #25</text:p>
      <text:p text:style-name="P14">- ‘board size’</text:p>
      <text:p text:style-name="P14">- “11”</text:p>
      <text:p text:style-name="P14">- ‘Begin’</text:p>
      <text:p text:style-name="P29"><text:soft-page-break/><text:span text:style-name="T13">- </text:span><text:span text:style-name="T12">Warten</text:span></text:p>
      <text:p text:style-name="P29"><text:span text:style-name="T13">- </text:span><text:span text:style-name="T12">Beliebige Taste</text:span></text:p>
      <text:p text:style-name="P14">→ Programm gibt erste Loesung aus und wartet auf Eingabe, gewartete Zeit wird nicht zur Laufzeit addiert</text:p>
      <text:p text:style-name="P14"/>
      <text:p text:style-name="P14">Fall #26</text:p>
      <text:p text:style-name="P14">- ‘board size’</text:p>
      <text:p text:style-name="P14">- “4”</text:p>
      <text:p text:style-name="P14">- ‘app mode’</text:p>
      <text:p text:style-name="P14">- ‘begin’</text:p>
      <text:p text:style-name="P14">→ Programm loest Problem im “Continuous” Modus, findet 2 Loesungen</text:p>
      <text:p text:style-name="P14"/>
      <text:p text:style-name="P14">Fall #27</text:p>
      <text:p text:style-name="P14">- ‘board size’</text:p>
      <text:p text:style-name="P14">- “5”</text:p>
      <text:p text:style-name="P14">- ‘app mode’</text:p>
      <text:p text:style-name="P14">- ‘begin’</text:p>
      <text:p text:style-name="P14">→ Programm loest Problem im “Continuous” Modus, findet 10 Loesungen</text:p>
      <text:p text:style-name="P14"/>
      <text:p text:style-name="P14">Fall #28</text:p>
      <text:p text:style-name="P14">- ‘board size’</text:p>
      <text:p text:style-name="P14">- “6”</text:p>
      <text:p text:style-name="P14">- ‘app mode’</text:p>
      <text:p text:style-name="P14">- ‘begin’</text:p>
      <text:p text:style-name="P14">→ Programm loest Problem im “Continuous” Modus, findet 4 Loesungen</text:p>
      <text:p text:style-name="P14"/>
      <text:p text:style-name="P14">Fall #29</text:p>
      <text:p text:style-name="P14">- ‘board size’</text:p>
      <text:p text:style-name="P14">- “7”</text:p>
      <text:p text:style-name="P14">- ‘app mode’</text:p>
      <text:p text:style-name="P14">- ‘begin’</text:p>
      <text:p text:style-name="P14">→ Programm loest Problem im “Continuous” Modus, findet 40 Loesungen</text:p>
      <text:p text:style-name="P14"/>
      <text:p text:style-name="P14">Fall #30</text:p>
      <text:p text:style-name="P14">- ‘board size’</text:p>
      <text:p text:style-name="P14">- “8”</text:p>
      <text:p text:style-name="P14">- ‘app mode’</text:p>
      <text:p text:style-name="P14">- ‘begin’</text:p>
      <text:p text:style-name="P14">→ Programm loest Problem im “Continuous” Modus, findet 92 Loesungen</text:p>
      <text:p text:style-name="P14"/>
      <text:p text:style-name="P14">Fall #31</text:p>
      <text:p text:style-name="P14">- ‘board size’</text:p>
      <text:p text:style-name="P14">- “9”</text:p>
      <text:p text:style-name="P14">- ‘app mode’</text:p>
      <text:p text:style-name="P14">- ‘begin’</text:p>
      <text:p text:style-name="P14">→ Programm loest Problem im “Continuous” Modus, findet 352 Loesungen</text:p>
      <text:p text:style-name="P14"/>
      <text:p text:style-name="P14">Fall #32</text:p>
      <text:p text:style-name="P14">- ‘board size’</text:p>
      <text:p text:style-name="P14">- “10”</text:p>
      <text:p text:style-name="P14"><text:soft-page-break/>- ‘app mode’</text:p>
      <text:p text:style-name="P14">- ‘begin’</text:p>
      <text:p text:style-name="P14">→ Programm loest Problem im “Continuous” Modus, findet 724 Loesungen</text:p>
      <text:p text:style-name="P14"/>
      <text:p text:style-name="P14">Fall #33</text:p>
      <text:p text:style-name="P14">- ‘board size’</text:p>
      <text:p text:style-name="P14">- “11”</text:p>
      <text:p text:style-name="P14">- ‘app mode’</text:p>
      <text:p text:style-name="P14">- ‘begin’</text:p>
      <text:p text:style-name="P14">→ Programm loest Problem im “Continuous” Modus, findet 2680 Loesungen</text:p>
      <text:p text:style-name="P14"/>
      <text:p text:style-name="P14">Fall #34</text:p>
      <text:p text:style-name="P14">- ‘board size’</text:p>
      <text:p text:style-name="P14">- “12”</text:p>
      <text:p text:style-name="P14">- ‘app mode’</text:p>
      <text:p text:style-name="P14">- ‘begin’</text:p>
      <text:p text:style-name="P14">→ Programm loest Problem im “Continuous” Modus, findet 14200 Loesungen</text:p>
      <text:p text:style-name="P14"/>
      <text:p text:style-name="P14"/>
      <text:p text:style-name="P15">5. Laufzeituntersuchungen</text:p>
      <text:p text:style-name="P15"/>
      <text:p text:style-name="P15"/>
      <text:p text:style-name="P15">6. Erfahrungen</text:p>
      <text:p text:style-name="P15"/>
      <text:p text:style-name="P15">6.1 Lernerfahrungen</text:p>
      <text:p text:style-name="P15"/>
      <text:p text:style-name="P15"/>
      <text:p text:style-name="P15">6.2 Erkenntnisse</text:p>
      <text:p text:style-name="P15"/>
      <text:p text:style-name="P15"/>
      <text:p text:style-name="P15">6.3 Positives und Ne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0T14:30:51.022403734</dc:date>
    <meta:editing-duration>PT1H26M58S</meta:editing-duration>
    <meta:editing-cycles>33</meta:editing-cycles>
    <meta:generator>LibreOffice/5.2.2.2$Linux_X86_64 LibreOffice_project/20m0$Build-2</meta:generator>
    <meta:document-statistic meta:table-count="0" meta:image-count="0" meta:object-count="0" meta:page-count="8" meta:paragraph-count="213" meta:word-count="1247" meta:character-count="7571" meta:non-whitespace-character-count="6530"/>
  </office:meta>
</office:document-meta>
</file>